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officeooo:paragraph-rsid="001f37f8"/>
    </style:style>
    <style:style style:name="P4" style:family="paragraph" style:parent-style-name="Text_20_body" style:list-style-name="L2">
      <style:text-properties officeooo:rsid="0023affb" officeooo:paragraph-rsid="0023affb"/>
    </style:style>
    <style:style style:name="P5" style:family="paragraph" style:parent-style-name="Text_20_body" style:list-style-name="L2">
      <style:text-properties officeooo:rsid="00295d75" officeooo:paragraph-rsid="00295d75"/>
    </style:style>
    <style:style style:name="T1" style:family="text">
      <style:text-properties officeooo:rsid="001f37f8"/>
    </style:style>
    <style:style style:name="T2" style:family="text">
      <style:text-properties officeooo:rsid="0020256c"/>
    </style:style>
    <style:style style:name="T3" style:family="text">
      <style:text-properties officeooo:rsid="00255833"/>
    </style:style>
    <style:style style:name="T4" style:family="text">
      <style:text-properties officeooo:rsid="0026e240"/>
    </style:style>
    <style:style style:name="T5" style:family="text">
      <style:text-properties officeooo:rsid="00275e27"/>
    </style:style>
    <style:style style:name="T6" style:family="text">
      <style:text-properties officeooo:rsid="002b2b66"/>
    </style:style>
    <style:style style:name="T7" style:family="text">
      <style:text-properties officeooo:rsid="002d03b4"/>
    </style:style>
    <style:style style:name="T8" style:family="text">
      <style:text-properties officeooo:rsid="002f0d14"/>
    </style:style>
    <style:style style:name="T9" style:family="text">
      <style:text-properties officeooo:rsid="003141de"/>
    </style:style>
    <style:style style:name="T10" style:family="text">
      <style:text-properties officeooo:rsid="0032bb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1-24</text:h>
      <text:h text:style-name="Heading_20_2" text:outline-level="2"><text:bookmark text:name="en-GNT-26205"/>The Ancestors of Jesus Christ</text:h>
      <text:list xml:id="list298614614" text:style-name="L1">
        <text:list-item>
          <text:p text:style-name="P1">This is the list of the ancestors of Jesus Christ, a descendant of David, who was a descendant of Abraham. From Abraham to King David, the following ancestors are listed: Abraham, Isaac, Jacob, Judah and his brothers; then Perez and Zerah (their mother was Tamar), Hezron, Ram, Amminadab, Nahshon, Salmon, Boaz (his mother was Rahab), Obed (his mother was Ruth), Jesse, and King David. From David to the time when the people of Israel were taken into exile in Babylon, the following ancestors are listed: David, Solomon (his mother was the woman who had been Uriah's wife), Rehoboam, Abijah, Asa, Jehoshaphat, Jehoram, Uzziah, Jotham, Ahaz, Hezekiah, Manasseh, Amon, Josiah, and Jehoiachin and his brothers.<text:bookmark text:name="en-GNT-26208"/> From the time after the exile in Babylon to the birth of Jesus, the following ancestors are listed: Jehoiachin, Shealtiel, Zerubbabel, Abiud, Eliakim, Azor, Zadok, Achim, Eliud, Eleazar, Matthan, Jacob, and Joseph, who married Mary, the mother of Jesus, who was called the Messiah.<text:bookmark text:name="en-GNT-26209"/> So then, there were fourteen generations from Abraham to David, and fourteen from David to the exile in Babylon, and fourteen from then to the birth of the Messiah.</text:p>
        </text:list-item>
      </text:list>
      <text:h text:style-name="Heading_20_2" text:outline-level="2"><text:bookmark text:name="en-GNT-26210"/>The Birth of Jesus Christ</text:h>
      <text:list xml:id="list1782090753" text:style-name="L2">
        <text:list-item>
          <text:p text:style-name="P2">This was how the birth of Jesus Christ took place. His mother Mary was engaged to Joseph, but before they were married, she found out that she was going to have a baby by the Holy Spirit.<text:bookmark text:name="en-GNT-26211"/> Joseph was a man who always did what was right, but he did not want to disgrace Mary publicly; so he made plans to break the engagement privately. <text:bookmark text:name="en-GNT-26212"/>While he was thinking about this, an angel of the Lord appeared to him in a dream and said, “Joseph, descendant of David, do not be afraid to take Mary to be your wife. For it is by the Holy Spirit that she has conceived. <text:bookmark text:name="en-GNT-26213"/>She will have a son, and you will name him Jesus—because he will save his people from their sins.”<text:bookmark text:name="en-GNT-26214"/> Now all this happened in order to make come true what the Lord had said through the prophet, <text:bookmark text:name="en-GNT-26215"/>“A virgin will become pregnant and have a son, and he will be called Immanuel” (which means, “God is with us”).<text:bookmark text:name="en-GNT-26216"/> So when Joseph woke up, he married Mary, as the angel of the Lord had told him to. <text:bookmark text:name="en-GNT-26217"/>But he had no sexual relations with her before she gave birth to her son. And Joseph named him Jesus.</text:p>
        </text:list-item>
        <text:list-item>
          <text:p text:style-name="P3"><text:span text:style-name="T1">Josephs ways are commandable, he always did what was right and had good intentions (not wanting to disgrace Mary pubicly). </text:span><text:span text:style-name="T2">We should thrive to live and do as Joseph did, we’re not perfect but we should do our best.</text:span></text:p>
        </text:list-item>
        <text:list-item>
          <text:p text:style-name="P4">T<text:span text:style-name="T3">he Lord knows everything; as Joseph was planning o</text:span><text:span text:style-name="T7">n</text:span><text:span text:style-name="T3"> breaking with Mary the Lord then sent an angel to stop Joseph. </text:span><text:span text:style-name="T4">The Lord has our back always, he will send us help and guidance when we need it. Hence, we should always seek him in all situations and follow his commands. </text:span><text:span text:style-name="T5">Some of the guidance is already written for us in the </text:span><text:span text:style-name="T8">scipture</text:span><text:span text:style-name="T5">, let’s follow these instructions </text:span><text:span text:style-name="T9">and we’ll live well.</text:span></text:p>
        </text:list-item>
        <text:list-item>
          <text:p text:style-name="P5">God was now delivering on his promises of sending us Immanuel <text:span text:style-name="T10">(</text:span>our saviour<text:span text:style-name="T10">)</text:span>. We should always stand on the promises of God, he will never let us down but they will happen in his ti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7T05:15:38.501122049</meta:creation-date>
    <dc:date>2021-10-07T06:18:23.155316701</dc:date>
    <meta:editing-duration>PT1H2M38S</meta:editing-duration>
    <meta:editing-cycles>15</meta:editing-cycles>
    <meta:generator>LibreOffice/6.4.7.2$Linux_X86_64 LibreOffice_project/40$Build-2</meta:generator>
    <meta:document-statistic meta:table-count="0" meta:image-count="0" meta:object-count="0" meta:page-count="1" meta:paragraph-count="8" meta:word-count="556" meta:character-count="3058" meta:non-whitespace-character-count="2516"/>
  </office:meta>
</office:document-meta>
</file>